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Солнышкова Наталья</text:p>
      <text:p text:style-name="P2"/>
      <text:p text:style-name="P4"><text:span text:style-name="T2">занявший </text:span><text:span text:style-name="T3">пять!</text:span></text:p>
      <text:p text:style-name="P2"/>
      <text:p text:style-name="P4"><text:span text:style-name="T5">в конкурсе </text:span><text:span text:style-name="T6">Разработка веб-приложения "Учёт занятий в лаборатории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